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n" fo:country="US" officeooo:paragraph-rsid="001179af"/>
    </style:style>
    <style:style style:name="P3" style:family="paragraph" style:parent-style-name="Standard">
      <style:text-properties fo:language="en" fo:country="US" officeooo:paragraph-rsid="001179af"/>
    </style:style>
    <style:style style:name="T1" style:family="text">
      <style:text-properties officeooo:rsid="001179af"/>
    </style:style>
    <style:style style:name="T2" style:family="text">
      <style:text-properties fo:language="ru" fo:country="RU" officeooo:rsid="001179af"/>
    </style:style>
    <style:style style:name="T3" style:family="text">
      <style:text-properties fo:language="ru" fo:country="RU" officeooo:rsid="0023c3f6"/>
    </style:style>
    <style:style style:name="T4" style:family="text">
      <style:text-properties fo:language="ru" fo:country="RU" officeooo:rsid="0027a467"/>
    </style:style>
    <style:style style:name="T5" style:family="text">
      <style:text-properties fo:language="ru" fo:country="RU" officeooo:rsid="00262a17"/>
    </style:style>
    <style:style style:name="T6" style:family="text">
      <style:text-properties fo:language="ru" fo:country="RU" officeooo:rsid="0026e207"/>
    </style:style>
    <style:style style:name="T7" style:family="text">
      <style:text-properties fo:language="ru" fo:country="RU" officeooo:rsid="00aeb835"/>
    </style:style>
    <style:style style:name="T8" style:family="text">
      <style:text-properties fo:language="ru" fo:country="RU" officeooo:rsid="001608b5"/>
    </style:style>
    <style:style style:name="T9" style:family="text">
      <style:text-properties fo:language="ru" fo:country="RU" officeooo:rsid="0018614f"/>
    </style:style>
    <style:style style:name="T10" style:family="text">
      <style:text-properties fo:language="en" fo:country="US" officeooo:rsid="0015c005"/>
    </style:style>
    <style:style style:name="T11" style:family="text">
      <style:text-properties fo:language="en" fo:country="US" officeooo:rsid="001608b5"/>
    </style:style>
    <style:style style:name="T12" style:family="text">
      <style:text-properties officeooo:rsid="00262a17"/>
    </style:style>
    <style:style style:name="T13" style:family="text">
      <style:text-properties officeooo:rsid="0015c005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_707102545"/>Разработка систем для тестирования средств автоматизации в нефтедобывающей отрасли<text:bookmark-end text:name="__DdeLink__1_707102545"/></text:p>
      <text:list xml:id="list7735615503564644156" text:style-name="L1">
        <text:list-item>
          <text:p text:style-name="P1">Краткое описание автоматизируемых систем (типы устройств и датчиков, их количества в системе и т. д);</text:p>
          <text:p text:style-name="P2"><text:span text:style-name="T1">- </text:span><text:span text:style-name="T2">Задвижка(</text:span><text:span text:style-name="T3">Открыта, Закрыта, Открыть, Закрыть, Стоп, Авария, </text:span><text:span text:style-name="T4">Местное управление, Дистанционное управление, Готов к пуску</text:span><text:span text:style-name="T2">)</text:span></text:p>
          <text:p text:style-name="P2"><text:span text:style-name="T2">- Клапан с аналоговым управлением(</text:span><text:span text:style-name="T5">Положение клапана</text:span><text:span text:style-name="T3">, </text:span><text:span text:style-name="T5">Дистанционное управление, Готов к пуску, Управление клапаном(</text:span><text:span text:style-name="T12">AO</text:span><text:span text:style-name="T5">),</text:span><text:span text:style-name="T6">Авария</text:span><text:span text:style-name="T3">)</text:span><text:span text:style-name="T2">)</text:span></text:p>
          <text:p text:style-name="P2"><text:span text:style-name="T2">- клапан с дискретным управлением</text:span><text:span text:style-name="T7">(Уменьшить % открытия клапана, Увеличить % открытия клапана, Стоп перемещения клапана, Полное закрытие, Полное открытие, Местный режим управления клапаном, Дистанционный режим управления, Общая авария блока управления клапаном, Готовность блока управления клапаном, Положение регулирующего клапана)</text:span></text:p>
          <text:p text:style-name="P2"><text:span text:style-name="T2">- датчики аналоговые (уровень, давление, загазованность)</text:span></text:p>
          <text:p text:style-name="P2"><text:span text:style-name="T2">- датчики дискретные(аварийный уровень, аварийное давление).</text:span></text:p>
        </text:list-item>
      </text:list>
      <text:p text:style-name="P3"><text:span text:style-name="T1"/></text:p>
      <text:list xml:id="list35318335" text:continue-numbering="true" text:style-name="L1">
        <text:list-item>
          <text:p text:style-name="P1">Описание применяемых в разработке средств (протоколы, языки) и предусмотренных для них систем тестирования (cppUnit, QtTest, <text:span text:style-name="T10">KEPServerEx</text:span> и т. д.)</text:p>
        </text:list-item>
      </text:list>
      <text:p text:style-name="Standard"/>
      <text:list xml:id="list35303397" text:continue-numbering="true" text:style-name="L1">
        <text:list-item>
          <text:p text:style-name="P1">Описание схемы построения процесса разработки через тестирование;</text:p>
        </text:list-item>
      </text:list>
      <text:p text:style-name="Standard"/>
      <text:list xml:id="list35311878" text:continue-numbering="true" text:style-name="L1">
        <text:list-item>
          <text:p text:style-name="P1"><text:span text:style-name="T8">Методы оптимизации построения систем с использованием средств, </text:span><text:span text:style-name="T9">представленных</text:span><text:span text:style-name="T8"> в (п.п.2) </text:span><text:span text:style-name="T11">(</text:span>Анализ результатов.<text:span text:style-name="T11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26T12:18:19</meta:creation-date>
    <dc:date>2013-11-27T15:15:59.38</dc:date>
    <meta:editing-duration>PT2M29S</meta:editing-duration>
    <meta:editing-cycles>8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10" meta:word-count="143" meta:character-count="1204" meta:non-whitespace-character-count="1075"/>
  </office:meta>
</office:document-meta>
</file>